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aac1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aac1d9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EDIAN CURRENT</text:p>
          </table:table-cell>
          <table:table-cell table:style-name="Default" office:value-type="string" calcext:value-type="string">
            <text:p>MEDIAN 2019</text:p>
          </table:table-cell>
          <table:table-cell table:style-name="Default" office:value-type="string" calcext:value-type="string">
            <text:p>MEAN CURRENT</text:p>
          </table:table-cell>
          <table:table-cell table:style-name="Default" office:value-type="string" calcext:value-type="string">
            <text:p>MEAN 20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8451" calcext:value-type="float">
            <text:p>128,451</text:p>
          </table:table-cell>
          <table:table-cell table:number-columns-repeated="2" office:value-type="float" office:value="68703" calcext:value-type="float">
            <text:p>68,703</text:p>
          </table:table-cell>
          <table:table-cell table:number-columns-repeated="2" office:value-type="float" office:value="98088" calcext:value-type="float">
            <text:p>98,0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8579" calcext:value-type="float">
            <text:p>128,579</text:p>
          </table:table-cell>
          <table:table-cell office:value-type="float" office:value="63179" calcext:value-type="float">
            <text:p>63,179</text:p>
          </table:table-cell>
          <table:table-cell office:value-type="float" office:value="64324" calcext:value-type="float">
            <text:p>64,324</text:p>
          </table:table-cell>
          <table:table-cell office:value-type="float" office:value="90021" calcext:value-type="float">
            <text:p>90,021</text:p>
          </table:table-cell>
          <table:table-cell office:value-type="float" office:value="91652" calcext:value-type="float">
            <text:p>91,6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586" calcext:value-type="float">
            <text:p>127,586</text:p>
          </table:table-cell>
          <table:table-cell office:value-type="float" office:value="61372" calcext:value-type="float">
            <text:p>61,372</text:p>
          </table:table-cell>
          <table:table-cell office:value-type="float" office:value="64007" calcext:value-type="float">
            <text:p>64,007</text:p>
          </table:table-cell>
          <table:table-cell office:value-type="float" office:value="86220" calcext:value-type="float">
            <text:p>86,220</text:p>
          </table:table-cell>
          <table:table-cell office:value-type="float" office:value="89922" calcext:value-type="float">
            <text:p>89,9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6224" calcext:value-type="float">
            <text:p>126,224</text:p>
          </table:table-cell>
          <table:table-cell office:value-type="float" office:value="59039" calcext:value-type="float">
            <text:p>59,039</text:p>
          </table:table-cell>
          <table:table-cell office:value-type="float" office:value="62898" calcext:value-type="float">
            <text:p>62,898</text:p>
          </table:table-cell>
          <table:table-cell office:value-type="float" office:value="83143" calcext:value-type="float">
            <text:p>83,143</text:p>
          </table:table-cell>
          <table:table-cell office:value-type="float" office:value="88578" calcext:value-type="float">
            <text:p>88,5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5819" calcext:value-type="float">
            <text:p>125,819</text:p>
          </table:table-cell>
          <table:table-cell office:value-type="float" office:value="56516" calcext:value-type="float">
            <text:p>56,516</text:p>
          </table:table-cell>
          <table:table-cell office:value-type="float" office:value="60987" calcext:value-type="float">
            <text:p>60,987</text:p>
          </table:table-cell>
          <table:table-cell office:value-type="float" office:value="79263" calcext:value-type="float">
            <text:p>79,263</text:p>
          </table:table-cell>
          <table:table-cell office:value-type="float" office:value="85533" calcext:value-type="float">
            <text:p>85,5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4587" calcext:value-type="float">
            <text:p>124,587</text:p>
          </table:table-cell>
          <table:table-cell office:value-type="float" office:value="53657" calcext:value-type="float">
            <text:p>53,657</text:p>
          </table:table-cell>
          <table:table-cell office:value-type="float" office:value="58001" calcext:value-type="float">
            <text:p>58,001</text:p>
          </table:table-cell>
          <table:table-cell office:value-type="float" office:value="75738" calcext:value-type="float">
            <text:p>75,738</text:p>
          </table:table-cell>
          <table:table-cell office:value-type="float" office:value="81870" calcext:value-type="float">
            <text:p>81,870</text:p>
          </table:table-cell>
        </table:table-row>
        <table:table-row table:style-name="ro1">
          <table:table-cell office:value-type="string" calcext:value-type="string">
            <text:p>2013 (38)</text:p>
          </table:table-cell>
          <table:table-cell office:value-type="float" office:value="122952" calcext:value-type="float">
            <text:p>122,952</text:p>
          </table:table-cell>
          <table:table-cell office:value-type="float" office:value="51939" calcext:value-type="float">
            <text:p>51,939</text:p>
          </table:table-cell>
          <table:table-cell office:value-type="float" office:value="57095" calcext:value-type="float">
            <text:p>57,095</text:p>
          </table:table-cell>
          <table:table-cell office:value-type="float" office:value="72641" calcext:value-type="float">
            <text:p>72,641</text:p>
          </table:table-cell>
          <table:table-cell office:value-type="float" office:value="79852" calcext:value-type="float">
            <text:p>79,85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2459" calcext:value-type="float">
            <text:p>122,459</text:p>
          </table:table-cell>
          <table:table-cell office:value-type="float" office:value="51017" calcext:value-type="float">
            <text:p>51,017</text:p>
          </table:table-cell>
          <table:table-cell office:value-type="float" office:value="56912" calcext:value-type="float">
            <text:p>56,912</text:p>
          </table:table-cell>
          <table:table-cell office:value-type="float" office:value="71274" calcext:value-type="float">
            <text:p>71,274</text:p>
          </table:table-cell>
          <table:table-cell office:value-type="float" office:value="79510" calcext:value-type="float">
            <text:p>79,5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1084" calcext:value-type="float">
            <text:p>121,084</text:p>
          </table:table-cell>
          <table:table-cell office:value-type="float" office:value="50054" calcext:value-type="float">
            <text:p>50,054</text:p>
          </table:table-cell>
          <table:table-cell office:value-type="float" office:value="57021" calcext:value-type="float">
            <text:p>57,021</text:p>
          </table:table-cell>
          <table:table-cell office:value-type="float" office:value="69677" calcext:value-type="float">
            <text:p>69,677</text:p>
          </table:table-cell>
          <table:table-cell office:value-type="float" office:value="79375" calcext:value-type="float">
            <text:p>79,375</text:p>
          </table:table-cell>
        </table:table-row>
        <table:table-row table:style-name="ro1">
          <table:table-cell office:value-type="string" calcext:value-type="string">
            <text:p>2010 (37)</text:p>
          </table:table-cell>
          <table:table-cell office:value-type="float" office:value="119927" calcext:value-type="float">
            <text:p>119,927</text:p>
          </table:table-cell>
          <table:table-cell office:value-type="float" office:value="49276" calcext:value-type="float">
            <text:p>49,276</text:p>
          </table:table-cell>
          <table:table-cell office:value-type="float" office:value="57904" calcext:value-type="float">
            <text:p>57,904</text:p>
          </table:table-cell>
          <table:table-cell office:value-type="float" office:value="67392" calcext:value-type="float">
            <text:p>67,392</text:p>
          </table:table-cell>
          <table:table-cell office:value-type="float" office:value="79192" calcext:value-type="float">
            <text:p>79,192</text:p>
          </table:table-cell>
        </table:table-row>
        <table:table-row table:style-name="ro1">
          <table:table-cell office:value-type="string" calcext:value-type="string">
            <text:p>2009 (36)</text:p>
          </table:table-cell>
          <table:table-cell office:value-type="float" office:value="117538" calcext:value-type="float">
            <text:p>117,538</text:p>
          </table:table-cell>
          <table:table-cell office:value-type="float" office:value="49777" calcext:value-type="float">
            <text:p>49,777</text:p>
          </table:table-cell>
          <table:table-cell office:value-type="float" office:value="59458" calcext:value-type="float">
            <text:p>59,458</text:p>
          </table:table-cell>
          <table:table-cell office:value-type="float" office:value="67976" calcext:value-type="float">
            <text:p>67,976</text:p>
          </table:table-cell>
          <table:table-cell office:value-type="float" office:value="81196" calcext:value-type="float">
            <text:p>81,1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7181" calcext:value-type="float">
            <text:p>117,181</text:p>
          </table:table-cell>
          <table:table-cell office:value-type="float" office:value="50303" calcext:value-type="float">
            <text:p>50,303</text:p>
          </table:table-cell>
          <table:table-cell office:value-type="float" office:value="59877" calcext:value-type="float">
            <text:p>59,877</text:p>
          </table:table-cell>
          <table:table-cell office:value-type="float" office:value="68424" calcext:value-type="float">
            <text:p>68,424</text:p>
          </table:table-cell>
          <table:table-cell office:value-type="float" office:value="81447" calcext:value-type="float">
            <text:p>81,44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6783" calcext:value-type="float">
            <text:p>116,783</text:p>
          </table:table-cell>
          <table:table-cell office:value-type="float" office:value="50233" calcext:value-type="float">
            <text:p>50,233</text:p>
          </table:table-cell>
          <table:table-cell office:value-type="float" office:value="62090" calcext:value-type="float">
            <text:p>62,090</text:p>
          </table:table-cell>
          <table:table-cell office:value-type="float" office:value="67609" calcext:value-type="float">
            <text:p>67,609</text:p>
          </table:table-cell>
          <table:table-cell office:value-type="float" office:value="83568" calcext:value-type="float">
            <text:p>83,56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6011" calcext:value-type="float">
            <text:p>116,011</text:p>
          </table:table-cell>
          <table:table-cell office:value-type="float" office:value="48201" calcext:value-type="float">
            <text:p>48,201</text:p>
          </table:table-cell>
          <table:table-cell office:value-type="float" office:value="61268" calcext:value-type="float">
            <text:p>61,268</text:p>
          </table:table-cell>
          <table:table-cell office:value-type="float" office:value="66570" calcext:value-type="float">
            <text:p>66,570</text:p>
          </table:table-cell>
          <table:table-cell office:value-type="float" office:value="84617" calcext:value-type="float">
            <text:p>84,6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4384" calcext:value-type="float">
            <text:p>114,384</text:p>
          </table:table-cell>
          <table:table-cell office:value-type="float" office:value="46326" calcext:value-type="float">
            <text:p>46,326</text:p>
          </table:table-cell>
          <table:table-cell office:value-type="float" office:value="60794" calcext:value-type="float">
            <text:p>60,794</text:p>
          </table:table-cell>
          <table:table-cell office:value-type="float" office:value="63344" calcext:value-type="float">
            <text:p>63,344</text:p>
          </table:table-cell>
          <table:table-cell office:value-type="float" office:value="83127" calcext:value-type="float">
            <text:p>83,127</text:p>
          </table:table-cell>
        </table:table-row>
        <table:table-row table:style-name="ro1">
          <table:table-cell office:value-type="string" calcext:value-type="string">
            <text:p>2004 (35)</text:p>
          </table:table-cell>
          <table:table-cell office:value-type="float" office:value="113343" calcext:value-type="float">
            <text:p>113,343</text:p>
          </table:table-cell>
          <table:table-cell office:value-type="float" office:value="44334" calcext:value-type="float">
            <text:p>44,334</text:p>
          </table:table-cell>
          <table:table-cell office:value-type="float" office:value="60150" calcext:value-type="float">
            <text:p>60,150</text:p>
          </table:table-cell>
          <table:table-cell office:value-type="float" office:value="60466" calcext:value-type="float">
            <text:p>60,466</text:p>
          </table:table-cell>
          <table:table-cell office:value-type="float" office:value="82038" calcext:value-type="float">
            <text:p>82,03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2000" calcext:value-type="float">
            <text:p>112,000</text:p>
          </table:table-cell>
          <table:table-cell office:value-type="float" office:value="43318" calcext:value-type="float">
            <text:p>43,318</text:p>
          </table:table-cell>
          <table:table-cell office:value-type="float" office:value="60360" calcext:value-type="float">
            <text:p>60,360</text:p>
          </table:table-cell>
          <table:table-cell office:value-type="float" office:value="59067" calcext:value-type="float">
            <text:p>59,067</text:p>
          </table:table-cell>
          <table:table-cell office:value-type="float" office:value="82305" calcext:value-type="float">
            <text:p>82,30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1278" calcext:value-type="float">
            <text:p>111,278</text:p>
          </table:table-cell>
          <table:table-cell office:value-type="float" office:value="42409" calcext:value-type="float">
            <text:p>42,409</text:p>
          </table:table-cell>
          <table:table-cell office:value-type="float" office:value="60435" calcext:value-type="float">
            <text:p>60,435</text:p>
          </table:table-cell>
          <table:table-cell office:value-type="float" office:value="57852" calcext:value-type="float">
            <text:p>57,852</text:p>
          </table:table-cell>
          <table:table-cell office:value-type="float" office:value="82442" calcext:value-type="float">
            <text:p>82,44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9297" calcext:value-type="float">
            <text:p>109,297</text:p>
          </table:table-cell>
          <table:table-cell office:value-type="float" office:value="42228" calcext:value-type="float">
            <text:p>42,228</text:p>
          </table:table-cell>
          <table:table-cell office:value-type="float" office:value="61126" calcext:value-type="float">
            <text:p>61,126</text:p>
          </table:table-cell>
          <table:table-cell office:value-type="float" office:value="58208" calcext:value-type="float">
            <text:p>58,208</text:p>
          </table:table-cell>
          <table:table-cell office:value-type="float" office:value="84257" calcext:value-type="float">
            <text:p>84,257</text:p>
          </table:table-cell>
        </table:table-row>
        <table:table-row table:style-name="ro1">
          <table:table-cell office:value-type="string" calcext:value-type="string">
            <text:p>2000 (30)</text:p>
          </table:table-cell>
          <table:table-cell office:value-type="float" office:value="108209" calcext:value-type="float">
            <text:p>108,209</text:p>
          </table:table-cell>
          <table:table-cell office:value-type="float" office:value="41990" calcext:value-type="float">
            <text:p>41,990</text:p>
          </table:table-cell>
          <table:table-cell office:value-type="float" office:value="62512" calcext:value-type="float">
            <text:p>62,512</text:p>
          </table:table-cell>
          <table:table-cell office:value-type="float" office:value="57135" calcext:value-type="float">
            <text:p>57,135</text:p>
          </table:table-cell>
          <table:table-cell office:value-type="float" office:value="85059" calcext:value-type="float">
            <text:p>85,059</text:p>
          </table:table-cell>
        </table:table-row>
        <table:table-row table:style-name="ro1">
          <table:table-cell office:value-type="string" calcext:value-type="string">
            <text:p>1999 (29)</text:p>
          </table:table-cell>
          <table:table-cell office:value-type="float" office:value="106434" calcext:value-type="float">
            <text:p>106,434</text:p>
          </table:table-cell>
          <table:table-cell office:value-type="float" office:value="40696" calcext:value-type="float">
            <text:p>40,696</text:p>
          </table:table-cell>
          <table:table-cell office:value-type="float" office:value="62641" calcext:value-type="float">
            <text:p>62,641</text:p>
          </table:table-cell>
          <table:table-cell office:value-type="float" office:value="54737" calcext:value-type="float">
            <text:p>54,737</text:p>
          </table:table-cell>
          <table:table-cell office:value-type="float" office:value="84254" calcext:value-type="float">
            <text:p>84,2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3874" calcext:value-type="float">
            <text:p>103,874</text:p>
          </table:table-cell>
          <table:table-cell office:value-type="float" office:value="38885" calcext:value-type="float">
            <text:p>38,885</text:p>
          </table:table-cell>
          <table:table-cell office:value-type="float" office:value="61128" calcext:value-type="float">
            <text:p>61,128</text:p>
          </table:table-cell>
          <table:table-cell office:value-type="float" office:value="51855" calcext:value-type="float">
            <text:p>51,855</text:p>
          </table:table-cell>
          <table:table-cell office:value-type="float" office:value="81517" calcext:value-type="float">
            <text:p>81,5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2528" calcext:value-type="float">
            <text:p>102,528</text:p>
          </table:table-cell>
          <table:table-cell office:value-type="float" office:value="37005" calcext:value-type="float">
            <text:p>37,005</text:p>
          </table:table-cell>
          <table:table-cell office:value-type="float" office:value="58961" calcext:value-type="float">
            <text:p>58,961</text:p>
          </table:table-cell>
          <table:table-cell office:value-type="float" office:value="49692" calcext:value-type="float">
            <text:p>49,692</text:p>
          </table:table-cell>
          <table:table-cell office:value-type="float" office:value="79175" calcext:value-type="float">
            <text:p>79,1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1018" calcext:value-type="float">
            <text:p>101,018</text:p>
          </table:table-cell>
          <table:table-cell office:value-type="float" office:value="35492" calcext:value-type="float">
            <text:p>35,492</text:p>
          </table:table-cell>
          <table:table-cell office:value-type="float" office:value="57772" calcext:value-type="float">
            <text:p>57,772</text:p>
          </table:table-cell>
          <table:table-cell office:value-type="float" office:value="47123" calcext:value-type="float">
            <text:p>47,123</text:p>
          </table:table-cell>
          <table:table-cell office:value-type="float" office:value="76705" calcext:value-type="float">
            <text:p>76,705</text:p>
          </table:table-cell>
        </table:table-row>
        <table:table-row table:style-name="ro1">
          <table:table-cell office:value-type="string" calcext:value-type="string">
            <text:p>1995 (25)</text:p>
          </table:table-cell>
          <table:table-cell office:value-type="float" office:value="99627" calcext:value-type="float">
            <text:p>99,627</text:p>
          </table:table-cell>
          <table:table-cell office:value-type="float" office:value="34076" calcext:value-type="float">
            <text:p>34,076</text:p>
          </table:table-cell>
          <table:table-cell office:value-type="float" office:value="56945" calcext:value-type="float">
            <text:p>56,945</text:p>
          </table:table-cell>
          <table:table-cell office:value-type="float" office:value="44938" calcext:value-type="float">
            <text:p>44,938</text:p>
          </table:table-cell>
          <table:table-cell office:value-type="float" office:value="75096" calcext:value-type="float">
            <text:p>75,096</text:p>
          </table:table-cell>
        </table:table-row>
        <table:table-row table:style-name="ro1">
          <table:table-cell office:value-type="string" calcext:value-type="string">
            <text:p>1994 (24)</text:p>
          </table:table-cell>
          <table:table-cell office:value-type="float" office:value="98990" calcext:value-type="float">
            <text:p>98,990</text:p>
          </table:table-cell>
          <table:table-cell office:value-type="float" office:value="32264" calcext:value-type="float">
            <text:p>32,264</text:p>
          </table:table-cell>
          <table:table-cell office:value-type="float" office:value="55215" calcext:value-type="float">
            <text:p>55,215</text:p>
          </table:table-cell>
          <table:table-cell office:value-type="float" office:value="43133" calcext:value-type="float">
            <text:p>43,133</text:p>
          </table:table-cell>
          <table:table-cell office:value-type="float" office:value="73816" calcext:value-type="float">
            <text:p>73,816</text:p>
          </table:table-cell>
        </table:table-row>
        <table:table-row table:style-name="ro1">
          <table:table-cell office:value-type="string" calcext:value-type="string">
            <text:p>1993 (23)</text:p>
          </table:table-cell>
          <table:table-cell office:value-type="float" office:value="97107" calcext:value-type="float">
            <text:p>97,107</text:p>
          </table:table-cell>
          <table:table-cell office:value-type="float" office:value="31241" calcext:value-type="float">
            <text:p>31,241</text:p>
          </table:table-cell>
          <table:table-cell office:value-type="float" office:value="54581" calcext:value-type="float">
            <text:p>54,581</text:p>
          </table:table-cell>
          <table:table-cell office:value-type="float" office:value="41428" calcext:value-type="float">
            <text:p>41,428</text:p>
          </table:table-cell>
          <table:table-cell office:value-type="float" office:value="72379" calcext:value-type="float">
            <text:p>72,379</text:p>
          </table:table-cell>
        </table:table-row>
        <table:table-row table:style-name="ro1">
          <table:table-cell office:value-type="string" calcext:value-type="string">
            <text:p>1992 (22)</text:p>
          </table:table-cell>
          <table:table-cell office:value-type="float" office:value="96426" calcext:value-type="float">
            <text:p>96,426</text:p>
          </table:table-cell>
          <table:table-cell office:value-type="float" office:value="30636" calcext:value-type="float">
            <text:p>30,636</text:p>
          </table:table-cell>
          <table:table-cell office:value-type="float" office:value="54874" calcext:value-type="float">
            <text:p>54,874</text:p>
          </table:table-cell>
          <table:table-cell office:value-type="float" office:value="38840" calcext:value-type="float">
            <text:p>38,840</text:p>
          </table:table-cell>
          <table:table-cell office:value-type="float" office:value="69568" calcext:value-type="float">
            <text:p>69,56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5669" calcext:value-type="float">
            <text:p>95,669</text:p>
          </table:table-cell>
          <table:table-cell office:value-type="float" office:value="30126" calcext:value-type="float">
            <text:p>30,126</text:p>
          </table:table-cell>
          <table:table-cell office:value-type="float" office:value="55302" calcext:value-type="float">
            <text:p>55,302</text:p>
          </table:table-cell>
          <table:table-cell office:value-type="float" office:value="37922" calcext:value-type="float">
            <text:p>37,922</text:p>
          </table:table-cell>
          <table:table-cell office:value-type="float" office:value="69613" calcext:value-type="float">
            <text:p>69,61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4312" calcext:value-type="float">
            <text:p>94,312</text:p>
          </table:table-cell>
          <table:table-cell office:value-type="float" office:value="29943" calcext:value-type="float">
            <text:p>29,943</text:p>
          </table:table-cell>
          <table:table-cell office:value-type="float" office:value="56966" calcext:value-type="float">
            <text:p>56,966</text:p>
          </table:table-cell>
          <table:table-cell office:value-type="float" office:value="37403" calcext:value-type="float">
            <text:p>37,403</text:p>
          </table:table-cell>
          <table:table-cell office:value-type="float" office:value="71158" calcext:value-type="float">
            <text:p>71,15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3347" calcext:value-type="float">
            <text:p>93,347</text:p>
          </table:table-cell>
          <table:table-cell office:value-type="float" office:value="28906" calcext:value-type="float">
            <text:p>28,906</text:p>
          </table:table-cell>
          <table:table-cell office:value-type="float" office:value="57705" calcext:value-type="float">
            <text:p>57,705</text:p>
          </table:table-cell>
          <table:table-cell office:value-type="float" office:value="36520" calcext:value-type="float">
            <text:p>36,520</text:p>
          </table:table-cell>
          <table:table-cell office:value-type="float" office:value="72904" calcext:value-type="float">
            <text:p>72,90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2830" calcext:value-type="float">
            <text:p>92,830</text:p>
          </table:table-cell>
          <table:table-cell office:value-type="float" office:value="27225" calcext:value-type="float">
            <text:p>27,225</text:p>
          </table:table-cell>
          <table:table-cell office:value-type="float" office:value="56725" calcext:value-type="float">
            <text:p>56,725</text:p>
          </table:table-cell>
          <table:table-cell office:value-type="float" office:value="34017" calcext:value-type="float">
            <text:p>34,017</text:p>
          </table:table-cell>
          <table:table-cell office:value-type="float" office:value="70877" calcext:value-type="float">
            <text:p>70,877</text:p>
          </table:table-cell>
        </table:table-row>
        <table:table-row table:style-name="ro1">
          <table:table-cell office:value-type="string" calcext:value-type="string">
            <text:p>1987 (21)</text:p>
          </table:table-cell>
          <table:table-cell office:value-type="float" office:value="91124" calcext:value-type="float">
            <text:p>91,124</text:p>
          </table:table-cell>
          <table:table-cell office:value-type="float" office:value="26061" calcext:value-type="float">
            <text:p>26,061</text:p>
          </table:table-cell>
          <table:table-cell office:value-type="float" office:value="56261" calcext:value-type="float">
            <text:p>56,261</text:p>
          </table:table-cell>
          <table:table-cell office:value-type="float" office:value="32410" calcext:value-type="float">
            <text:p>32,410</text:p>
          </table:table-cell>
          <table:table-cell office:value-type="float" office:value="69968" calcext:value-type="float">
            <text:p>69,96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89479" calcext:value-type="float">
            <text:p>89,479</text:p>
          </table:table-cell>
          <table:table-cell office:value-type="float" office:value="24897" calcext:value-type="float">
            <text:p>24,897</text:p>
          </table:table-cell>
          <table:table-cell office:value-type="float" office:value="55597" calcext:value-type="float">
            <text:p>55,597</text:p>
          </table:table-cell>
          <table:table-cell office:value-type="float" office:value="30759" calcext:value-type="float">
            <text:p>30,759</text:p>
          </table:table-cell>
          <table:table-cell office:value-type="float" office:value="68688" calcext:value-type="float">
            <text:p>68,688</text:p>
          </table:table-cell>
        </table:table-row>
        <table:table-row table:style-name="ro1">
          <table:table-cell office:value-type="string" calcext:value-type="string">
            <text:p>1985 (20)</text:p>
          </table:table-cell>
          <table:table-cell office:value-type="float" office:value="88458" calcext:value-type="float">
            <text:p>88,458</text:p>
          </table:table-cell>
          <table:table-cell office:value-type="float" office:value="23618" calcext:value-type="float">
            <text:p>23,618</text:p>
          </table:table-cell>
          <table:table-cell office:value-type="float" office:value="53664" calcext:value-type="float">
            <text:p>53,664</text:p>
          </table:table-cell>
          <table:table-cell office:value-type="float" office:value="29066" calcext:value-type="float">
            <text:p>29,066</text:p>
          </table:table-cell>
          <table:table-cell office:value-type="float" office:value="66043" calcext:value-type="float">
            <text:p>66,043</text:p>
          </table:table-cell>
        </table:table-row>
        <table:table-row table:style-name="ro1">
          <table:table-cell office:value-type="string" calcext:value-type="string">
            <text:p>1984 (19)</text:p>
          </table:table-cell>
          <table:table-cell office:value-type="float" office:value="86789" calcext:value-type="float">
            <text:p>86,789</text:p>
          </table:table-cell>
          <table:table-cell office:value-type="float" office:value="22415" calcext:value-type="float">
            <text:p>22,415</text:p>
          </table:table-cell>
          <table:table-cell office:value-type="float" office:value="52679" calcext:value-type="float">
            <text:p>52,679</text:p>
          </table:table-cell>
          <table:table-cell office:value-type="float" office:value="27464" calcext:value-type="float">
            <text:p>27,464</text:p>
          </table:table-cell>
          <table:table-cell office:value-type="float" office:value="64546" calcext:value-type="float">
            <text:p>64,54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5407" calcext:value-type="float">
            <text:p>85,407</text:p>
          </table:table-cell>
          <table:table-cell office:value-type="float" office:value="20885" calcext:value-type="float">
            <text:p>20,885</text:p>
          </table:table-cell>
          <table:table-cell office:value-type="float" office:value="51126" calcext:value-type="float">
            <text:p>51,126</text:p>
          </table:table-cell>
          <table:table-cell office:value-type="float" office:value="25401" calcext:value-type="float">
            <text:p>25,401</text:p>
          </table:table-cell>
          <table:table-cell office:value-type="float" office:value="62181" calcext:value-type="float">
            <text:p>62,18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3918" calcext:value-type="float">
            <text:p>83,918</text:p>
          </table:table-cell>
          <table:table-cell office:value-type="float" office:value="20171" calcext:value-type="float">
            <text:p>20,171</text:p>
          </table:table-cell>
          <table:table-cell office:value-type="float" office:value="51487" calcext:value-type="float">
            <text:p>51,487</text:p>
          </table:table-cell>
          <table:table-cell office:value-type="float" office:value="24309" calcext:value-type="float">
            <text:p>24,309</text:p>
          </table:table-cell>
          <table:table-cell office:value-type="float" office:value="62050" calcext:value-type="float">
            <text:p>62,05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3527" calcext:value-type="float">
            <text:p>83,527</text:p>
          </table:table-cell>
          <table:table-cell office:value-type="float" office:value="19074" calcext:value-type="float">
            <text:p>19,074</text:p>
          </table:table-cell>
          <table:table-cell office:value-type="float" office:value="51627" calcext:value-type="float">
            <text:p>51,627</text:p>
          </table:table-cell>
          <table:table-cell office:value-type="float" office:value="22787" calcext:value-type="float">
            <text:p>22,787</text:p>
          </table:table-cell>
          <table:table-cell office:value-type="float" office:value="61677" calcext:value-type="float">
            <text:p>61,6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2368" calcext:value-type="float">
            <text:p>82,368</text:p>
          </table:table-cell>
          <table:table-cell office:value-type="float" office:value="17710" calcext:value-type="float">
            <text:p>17,710</text:p>
          </table:table-cell>
          <table:table-cell office:value-type="float" office:value="52461" calcext:value-type="float">
            <text:p>52,461</text:p>
          </table:table-cell>
          <table:table-cell office:value-type="float" office:value="21063" calcext:value-type="float">
            <text:p>21,063</text:p>
          </table:table-cell>
          <table:table-cell office:value-type="float" office:value="62394" calcext:value-type="float">
            <text:p>62,394</text:p>
          </table:table-cell>
        </table:table-row>
        <table:table-row table:style-name="ro1">
          <table:table-cell office:value-type="string" calcext:value-type="string">
            <text:p>1979 (18)</text:p>
          </table:table-cell>
          <table:table-cell office:value-type="float" office:value="80776" calcext:value-type="float">
            <text:p>80,776</text:p>
          </table:table-cell>
          <table:table-cell office:value-type="float" office:value="16461" calcext:value-type="float">
            <text:p>16,461</text:p>
          </table:table-cell>
          <table:table-cell office:value-type="float" office:value="54222" calcext:value-type="float">
            <text:p>54,222</text:p>
          </table:table-cell>
          <table:table-cell office:value-type="float" office:value="19554" calcext:value-type="float">
            <text:p>19,554</text:p>
          </table:table-cell>
          <table:table-cell office:value-type="float" office:value="64410" calcext:value-type="float">
            <text:p>64,4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7330" calcext:value-type="float">
            <text:p>77,330</text:p>
          </table:table-cell>
          <table:table-cell office:value-type="float" office:value="15064" calcext:value-type="float">
            <text:p>15,064</text:p>
          </table:table-cell>
          <table:table-cell office:value-type="float" office:value="54326" calcext:value-type="float">
            <text:p>54,326</text:p>
          </table:table-cell>
          <table:table-cell office:value-type="float" office:value="17730" calcext:value-type="float">
            <text:p>17,730</text:p>
          </table:table-cell>
          <table:table-cell office:value-type="float" office:value="63940" calcext:value-type="float">
            <text:p>63,94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6030" calcext:value-type="float">
            <text:p>76,030</text:p>
          </table:table-cell>
          <table:table-cell office:value-type="float" office:value="13572" calcext:value-type="float">
            <text:p>13,572</text:p>
          </table:table-cell>
          <table:table-cell office:value-type="float" office:value="52302" calcext:value-type="float">
            <text:p>52,302</text:p>
          </table:table-cell>
          <table:table-cell office:value-type="float" office:value="16100" calcext:value-type="float">
            <text:p>16,100</text:p>
          </table:table-cell>
          <table:table-cell office:value-type="float" office:value="62044" calcext:value-type="float">
            <text:p>62,044</text:p>
          </table:table-cell>
        </table:table-row>
        <table:table-row table:style-name="ro1">
          <table:table-cell office:value-type="string" calcext:value-type="string">
            <text:p>1976 (17)</text:p>
          </table:table-cell>
          <table:table-cell office:value-type="float" office:value="74142" calcext:value-type="float">
            <text:p>74,142</text:p>
          </table:table-cell>
          <table:table-cell office:value-type="float" office:value="12686" calcext:value-type="float">
            <text:p>12,686</text:p>
          </table:table-cell>
          <table:table-cell office:value-type="float" office:value="51973" calcext:value-type="float">
            <text:p>51,973</text:p>
          </table:table-cell>
          <table:table-cell office:value-type="float" office:value="14922" calcext:value-type="float">
            <text:p>14,922</text:p>
          </table:table-cell>
          <table:table-cell office:value-type="float" office:value="61133" calcext:value-type="float">
            <text:p>61,133</text:p>
          </table:table-cell>
        </table:table-row>
        <table:table-row table:style-name="ro1">
          <table:table-cell office:value-type="string" calcext:value-type="string">
            <text:p>1975 (16)</text:p>
          </table:table-cell>
          <table:table-cell office:value-type="float" office:value="72867" calcext:value-type="float">
            <text:p>72,867</text:p>
          </table:table-cell>
          <table:table-cell office:value-type="float" office:value="11800" calcext:value-type="float">
            <text:p>11,800</text:p>
          </table:table-cell>
          <table:table-cell office:value-type="float" office:value="51124" calcext:value-type="float">
            <text:p>51,124</text:p>
          </table:table-cell>
          <table:table-cell office:value-type="float" office:value="13779" calcext:value-type="float">
            <text:p>13,779</text:p>
          </table:table-cell>
          <table:table-cell office:value-type="float" office:value="59698" calcext:value-type="float">
            <text:p>59,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22:31:08.840531198</meta:creation-date>
    <dc:date>2021-02-26T22:35:09.337394068</dc:date>
    <meta:editing-duration>PT4M</meta:editing-duration>
    <meta:editing-cycles>1</meta:editing-cycles>
    <meta:document-statistic meta:table-count="1" meta:cell-count="276" meta:object-count="0"/>
    <meta:generator>LibreOffice/6.4.6.2$Linux_X86_64 LibreOffice_project/40$Build-2</meta:generator>
  </office:meta>
</office:document-meta>
</file>